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fo:font-weight="bold" officeooo:rsid="0014afc0" officeooo:paragraph-rsid="0014afc0" style:font-name-asian="Times New Roman1" style:font-size-asian="16pt" style:font-weight-asian="bold" style:font-name-complex="Times New Roman1" style:font-size-complex="16pt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line-height="6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.799cm" fo:text-indent="0cm" style:auto-text-indent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8" style:family="paragraph" style:parent-style-name="Standard">
      <style:paragraph-properties fo:margin-left="0.799cm" fo:margin-right="0.799cm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.799cm" fo:margin-right="0.799cm" fo:text-align="justify" style:justify-single-word="false" fo:text-indent="0cm" style:auto-text-indent="false"/>
    </style:style>
    <style:style style:name="P10" style:family="paragraph" style:parent-style-name="Standard">
      <style:paragraph-properties fo:margin-left="0.799cm" fo:margin-right="0.799cm" fo:text-indent="0cm" style:auto-text-indent="false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P11" style:family="paragraph" style:parent-style-name="Standard">
      <style:paragraph-properties fo:margin-left="0cm" fo:margin-right="0.799cm" fo:text-indent="0cm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3a74c0"/>
    </style:style>
    <style:style style:name="P14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6" style:family="paragraph" style:parent-style-name="Text_20_body">
      <style:paragraph-properties fo:text-align="justify" style:justify-single-word="false"/>
      <style:text-properties style:font-name="Times" fo:font-size="12pt" style:font-size-asian="12pt" style:font-size-complex="12pt"/>
    </style:style>
    <style:style style:name="P17" style:family="paragraph" style:parent-style-name="Standard">
      <style:paragraph-properties fo:margin-left="0cm" fo:margin-right="0.799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.799cm" fo:text-align="justify" style:justify-single-word="false" fo:text-indent="0cm" style:auto-text-indent="false"/>
      <style:text-properties style:font-name="Times" fo:font-size="12pt" officeooo:rsid="0017c3d4" officeooo:paragraph-rsid="0017c3d4" style:font-size-asian="12pt" style:font-size-complex="12pt"/>
    </style:style>
    <style:style style:name="P19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style:font-name="Times New Roman" fo:font-size="12pt" fo:font-weight="bold" officeooo:paragraph-rsid="0015eaff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officeooo:paragraph-rsid="00373912"/>
    </style:style>
    <style:style style:name="P21" style:family="paragraph" style:parent-style-name="Text_20_body">
      <style:text-properties style:font-name="Times" fo:font-size="12pt" style:font-size-asian="12pt" style:font-size-complex="12pt"/>
    </style:style>
    <style:style style:name="P22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style:font-name="Times New Roman" fo:font-size="13pt" fo:font-weight="bold" officeooo:rsid="00196120" officeooo:paragraph-rsid="00196120" style:font-name-asian="Times New Roman1" style:font-size-asian="13pt" style:font-weight-asian="bold" style:font-name-complex="Times New Roman1" style:font-size-complex="13pt"/>
    </style:style>
    <style:style style:name="P23" style:family="paragraph" style:parent-style-name="Text_20_body">
      <style:paragraph-properties fo:margin-left="0cm" fo:margin-right="0.799cm" fo:text-align="justify" style:justify-single-word="false" fo:text-indent="0cm" style:auto-text-indent="false"/>
      <style:text-properties style:font-name="Times New Roman" fo:font-size="12pt" fo:font-weight="bold" officeooo:rsid="00196120" officeooo:paragraph-rsid="00196120" style:font-name-asian="Times New Roman1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style:font-name="Times New Roman" fo:font-size="12pt" fo:font-weight="bold" officeooo:rsid="00196120" officeooo:paragraph-rsid="00196120" style:font-name-asian="Times New Roman1" style:font-size-asian="12pt" style:font-weight-asian="bold" style:font-name-complex="Times New Roman1" style:font-size-complex="12pt"/>
    </style:style>
    <style:style style:name="P25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style:font-name="Times New Roman" fo:font-size="12pt" officeooo:paragraph-rsid="00196120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cm" fo:margin-right="0.799cm" fo:text-align="justify" style:justify-single-word="false" fo:text-indent="0cm" style:auto-text-indent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7" style:family="paragraph" style:parent-style-name="Standard">
      <style:paragraph-properties fo:margin-left="0.499cm" fo:margin-right="0.799cm" fo:line-height="120%" fo:text-align="justify" style:justify-single-word="false" fo:text-indent="-0.499cm" style:auto-text-indent="false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officeooo:rsid="0014afc0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204a8a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text-position="super 58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8" style:family="text">
      <style:text-properties style:font-name="Courier New" fo:font-size="10pt" officeooo:rsid="00204a8a" fo:background-color="transparent" loext:char-shading-value="0" style:font-name-asian="Courier New1" style:font-size-asian="10pt" style:font-name-complex="Courier New1" style:font-size-complex="10pt"/>
    </style:style>
    <style:style style:name="T9" style:family="text">
      <style:text-properties style:font-name="Courier New" fo:font-size="10pt" officeooo:rsid="0014afc0" style:font-name-asian="Courier New1" style:font-size-asian="10pt" style:font-name-complex="Courier New1" style:font-size-complex="10pt"/>
    </style:style>
    <style:style style:name="T10" style:family="text">
      <style:text-properties style:font-name="Courier New" fo:font-size="10pt" officeooo:rsid="0014afc0" fo:background-color="transparent" loext:char-shading-value="0" style:font-name-asian="Courier New1" style:font-size-asian="10pt" style:font-name-complex="Courier New1" style:font-size-complex="10pt"/>
    </style:style>
    <style:style style:name="T11" style:family="text"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12" style:family="text">
      <style:text-properties style:font-name="Times New Roman" fo:font-size="12pt" fo:font-style="italic" fo:font-weight="normal" officeooo:rsid="001cb2e2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3" style:family="text">
      <style:text-properties style:font-name="Times New Roman" fo:font-size="12pt" fo:font-style="italic" fo:font-weight="normal" officeooo:rsid="002d7c8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4" style:family="text">
      <style:text-properties style:font-name="Times New Roman" fo:font-size="12pt" fo:font-style="italic" fo:font-weight="normal" officeooo:rsid="00285ba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6" style:family="text">
      <style:text-properties style:font-name="Times" fo:font-size="12pt" style:font-size-asian="12pt" style:font-size-complex="12pt"/>
    </style:style>
    <style:style style:name="T17" style:family="text">
      <style:text-properties style:font-name="Times" fo:font-size="12pt" officeooo:rsid="002296ee" style:font-size-asian="12pt" style:font-size-complex="12pt"/>
    </style:style>
    <style:style style:name="T18" style:family="text">
      <style:text-properties style:font-name="Times" fo:font-size="12pt" officeooo:rsid="00216971" style:font-size-asian="12pt" style:font-size-complex="12pt"/>
    </style:style>
    <style:style style:name="T19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" fo:font-size="12pt" officeooo:rsid="002d9315" style:font-size-asian="12pt" style:font-size-complex="12pt"/>
    </style:style>
    <style:style style:name="T21" style:family="text">
      <style:text-properties style:font-name="Times" fo:font-size="12pt" officeooo:rsid="002e94be" style:font-size-asian="12pt" style:font-size-complex="12pt"/>
    </style:style>
    <style:style style:name="T22" style:family="text">
      <style:text-properties style:font-name="Times" fo:font-size="12pt" officeooo:rsid="00214e5a" style:font-size-asian="12pt" style:font-size-complex="12pt"/>
    </style:style>
    <style:style style:name="T23" style:family="text">
      <style:text-properties style:font-name="Times" fo:font-size="12pt" officeooo:rsid="0023513a" style:font-size-asian="12pt" style:font-size-complex="12pt"/>
    </style:style>
    <style:style style:name="T24" style:family="text">
      <style:text-properties style:font-name="Times" fo:font-size="12pt" fo:background-color="transparent" loext:char-shading-value="0" style:font-size-asian="12pt" style:font-size-complex="12pt"/>
    </style:style>
    <style:style style:name="T25" style:family="text">
      <style:text-properties style:font-name="Times" fo:font-size="12pt" officeooo:rsid="002f27fa" style:font-size-asian="12pt" style:font-size-complex="12pt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officeooo:rsid="00196120" fo:background-color="transparent" loext:char-shading-value="0" style:font-weight-asian="bold"/>
    </style:style>
    <style:style style:name="T28" style:family="text">
      <style:text-properties style:font-name="Times" fo:font-size="12pt" officeooo:rsid="0025d59b" style:font-size-asian="12pt" style:font-size-complex="12pt"/>
    </style:style>
    <style:style style:name="T29" style:family="text">
      <style:text-properties style:font-name="Times" fo:font-size="12pt" officeooo:rsid="00285bae" style:font-size-asian="12pt" style:font-size-complex="12pt"/>
    </style:style>
    <style:style style:name="T30" style:family="text">
      <style:text-properties style:font-name="Times" fo:font-size="12pt" fo:font-weight="normal" officeooo:rsid="00285bae" style:font-size-asian="12pt" style:font-weight-asian="normal" style:font-size-complex="12pt" style:font-weight-complex="normal"/>
    </style:style>
    <style:style style:name="T31" style:family="text">
      <style:text-properties style:font-name="Times" fo:font-size="12pt" officeooo:rsid="003609f9" style:font-size-asian="12pt" style:font-size-complex="12pt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fb3ec"/>
    </style:style>
    <style:style style:name="T34" style:family="text">
      <style:text-properties style:font-name="Times New Roman" fo:font-size="12pt" fo:font-weight="bold" officeooo:rsid="00152caa" style:font-name-asian="Times New Roman1" style:font-size-asian="12pt" style:font-weight-asian="bold" style:font-name-complex="Times New Roman1" style:font-size-complex="12pt"/>
    </style:style>
    <style:style style:name="T3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36" style:family="text">
      <style:text-properties style:font-name="Times New Roman" fo:font-size="13pt" fo:font-weight="bold" officeooo:rsid="00196120" style:font-name-asian="Times New Roman1" style:font-size-asian="13pt" style:font-weight-asian="bold" style:font-name-complex="Times New Roman1" style:font-size-complex="13pt"/>
    </style:style>
    <style:style style:name="T37" style:family="text">
      <style:text-properties style:font-name-asian="Times New Roman1" style:font-name-complex="Times New Roman1"/>
    </style:style>
    <style:style style:name="T38" style:family="text">
      <style:text-properties officeooo:rsid="002fb3ec" style:font-name-asian="Times New Roman1" style:font-name-complex="Times New Roman1"/>
    </style:style>
    <style:style style:name="T39" style:family="text">
      <style:text-properties officeooo:rsid="00303af5" style:font-name-asian="Times New Roman1" style:font-name-complex="Times New Roman1"/>
    </style:style>
    <style:style style:name="T40" style:family="text">
      <style:text-properties officeooo:rsid="0031085a" style:font-name-asian="Times New Roman1" style:font-name-complex="Times New Roman1"/>
    </style:style>
    <style:style style:name="T41" style:family="text">
      <style:text-properties officeooo:rsid="0032bfdb" style:font-name-asian="Times New Roman1" style:font-name-complex="Times New Roman1"/>
    </style:style>
    <style:style style:name="T42" style:family="text">
      <style:text-properties style:font-name="Times" fo:font-size="12pt" officeooo:rsid="00366fe6" style:font-size-asian="12pt" style:font-size-complex="12pt"/>
    </style:style>
    <style:style style:name="T43" style:family="text">
      <style:text-properties style:font-name="Times New Roman" fo:font-size="13pt" fo:font-weight="bold" officeooo:rsid="00373912" style:font-name-asian="Times New Roman1" style:font-size-asian="13pt" style:font-weight-asian="bold" style:font-name-complex="Times New Roman1" style:font-size-complex="13pt"/>
    </style:style>
    <style:style style:name="T44" style:family="text">
      <style:text-properties style:font-name="Times" fo:font-size="12pt" officeooo:rsid="00373912" style:font-size-asian="12pt" style:font-size-complex="12pt"/>
    </style:style>
    <style:style style:name="T45" style:family="text">
      <style:text-properties officeooo:rsid="00373912"/>
    </style:style>
    <style:style style:name="T46" style:family="text">
      <style:text-properties officeooo:rsid="00354fa0"/>
    </style:style>
    <style:style style:name="T47" style:family="text">
      <style:text-properties style:font-name="Times" fo:font-weight="normal" style:font-weight-asian="normal" style:font-weight-complex="normal"/>
    </style:style>
    <style:style style:name="T48" style:family="text">
      <style:text-properties officeooo:rsid="003a74c0"/>
    </style:style>
    <style:style style:name="T49" style:family="text">
      <style:text-properties officeooo:rsid="0035b772"/>
    </style:style>
    <style:style style:name="T50" style:family="text">
      <style:text-properties officeooo:rsid="003b0c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um aplicativo de reservas de imóveis <text:s/>utilizando Flutter</text:p>
      <text:p text:style-name="P2"/>
      <text:p text:style-name="P3"><text:span text:style-name="T1">Jade M</text:span><text:span text:style-name="T2">endes e Silva</text:span><text:span text:style-name="T1"> de Almeida</text:span><text:span text:style-name="T3">1</text:span><text:span text:style-name="T4">, </text:span><text:span text:style-name="T1">Matheus Nogueira Farina</text:span><text:span text:style-name="T3">1</text:span><text:span text:style-name="T4">, </text:span><text:span text:style-name="T1">Thales </text:span><text:span text:style-name="T2">Mendonça Moreira Pinto</text:span><text:span text:style-name="T3">1</text:span></text:p>
      <text:p text:style-name="P4"/>
      <text:p text:style-name="P3"><text:span text:style-name="T5">1</text:span><text:span text:style-name="T6">Instituto de Computação</text:span></text:p>
      <text:p text:style-name="P5"><text:s text:c="2"/>Universidade Federal Fluminense (UFF) – Niterói, RJ – Brasil</text:p>
      <text:p text:style-name="P6"/>
      <text:p text:style-name="P3"><text:span text:style-name="T7">{</text:span><text:a xlink:type="simple" xlink:href="mailto:jademendes@id.uff.br" text:style-name="ListLabel_20_2" text:visited-style-name="ListLabel_20_2"><text:span text:style-name="T7">jademendes</text:span></text:a><text:span text:style-name="T7">, </text:span><text:span text:style-name="T8">nogueiramatheus</text:span><text:span text:style-name="T9">,</text:span><text:span text:style-name="T10"> </text:span><text:span text:style-name="T8">thalesmendonca</text:span><text:span text:style-name="T7">}@id.uff.br</text:span></text:p>
      <text:p text:style-name="P7"/>
      <text:p text:style-name="P8"/>
      <text:p text:style-name="P9"><text:span text:style-name="T11">Resumo. <text:s/></text:span><text:span text:style-name="T12">Este trabalho apresenta o desenvolvimento de um aplicativo para reservas de imóveis utilizando Flutter e SQLite. O sistema permite que usuários cadastrem e reservem propriedades, </text:span><text:span text:style-name="T13">gerenciem seus imóveis cadastrados e avaliem outras propriedades.</text:span><text:span text:style-name="T12"> A experiência de desenvolvimento proporciona aos alunos aplicação prática de conceitos de banco de dados, desenvolvimento mobile e integração com APIs externas, preparando-os para desafios reais do mercado de </text:span><text:span text:style-name="T14">trabalho</text:span><text:span text:style-name="T12">.</text:span><text:span text:style-name="T15"><text:tab/></text:span></text:p>
      <text:p text:style-name="P10"/>
      <text:p text:style-name="P11">1. Introdução</text:p>
      <text:p text:style-name="P12"><text:span text:style-name="T16">A crescente digitalização d</text:span><text:span text:style-name="T17">e</text:span><text:span text:style-name="T16"> serviços no setor imobiliário tem impulsionado o desenvolvimento de soluções tecnológicas que facilitam a </text:span><text:span text:style-name="T17">comunicação</text:span><text:span text:style-name="T16"> entre proprietários de imóveis e locatários. N</text:span><text:span text:style-name="T18">esse</text:span><text:span text:style-name="T16"> contexto, este projeto propõe o desenvolvimento de um aplicativo para </text:span><text:span text:style-name="Strong_20_Emphasis"><text:span text:style-name="T19">reservas de imóveis</text:span></text:span><text:span text:style-name="T16">, permitindo que usuários </text:span><text:span text:style-name="T20">anunciem seu próprios imóveis para locação ou busquem</text:span><text:span text:style-name="T16"> acomodações de maneira eficiente.</text:span></text:p>
      <text:p text:style-name="P12"><text:span text:style-name="T16"><text:tab/>O sistema é composto por duas partes: </text:span><text:span text:style-name="T21">cadastro</text:span><text:span text:style-name="Strong_20_Emphasis"><text:span text:style-name="T19"> de propriedades</text:span></text:span><text:span text:style-name="T16"> e</text:span><text:span text:style-name="Strong_20_Emphasis"><text:span text:style-name="T19"> reserva de acomodações</text:span></text:span><text:span text:style-name="T19">.</text:span><text:span text:style-name="T16"> Os proprietários podem cadastrar </text:span><text:span text:style-name="T21">seus imóveis</text:span><text:span text:style-name="T16">, incluindo detalhes como localização (obtida automaticamente </text:span><text:span text:style-name="T22">através da</text:span><text:span text:style-name="T16"> API ViaCEP), imagens e valores de diária. </text:span><text:span text:style-name="T23">O</text:span><text:span text:style-name="T16">s usuários interessados em realizar reservas, </text:span><text:span text:style-name="T23">por sua vez,</text:span><text:span text:style-name="T16"> podem filtrar propriedades com base em diversos critérios, verificar detalhes e </text:span><text:span text:style-name="T23">finalizar</text:span><text:span text:style-name="T16"> a reserva, armazenando os dados no banco </text:span><text:span text:style-name="Strong_20_Emphasis"><text:span text:style-name="T19">SQLite</text:span></text:span><text:span text:style-name="T16">. </text:span><text:span text:style-name="T24">O sistema também implementa funcionalidades como gerenciamento de reservas e avaliações de propriedades</text:span><text:span text:style-name="T16">.</text:span></text:p>
      <text:p text:style-name="P13"><text:span text:style-name="T16"><text:tab/></text:span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oft-page-break/><text:span text:style-name="T16">Este documento descreve as etapas de desenvolvimento do aplicativo, desde a concepção da ideia até a implementação, abordando os requisitos do projeto, a fundamentação teórica, a metodologia aplicada e os resultados obtidos. O desenvolvimento foi realizado utilizando o framework </text:span><text:span text:style-name="Strong_20_Emphasis"><text:span text:style-name="T19">Flutter</text:span></text:span><text:span text:style-name="T16">, garantindo compatibilidade com dispositivos Android e iOS, </text:span><text:span text:style-name="T25">e a biblioteca</text:span><text:span text:style-name="T16"> </text:span><text:span text:style-name="Strong_20_Emphasis"><text:span text:style-name="T19">SQLite</text:span></text:span><text:span text:style-name="T16"> para armazenamento local dos dados, garantindo persistência e eficiência na manipulação das informações do sistema.</text:span><text:span text:style-name="T6"><text:tab/></text:span></text:p>
      <text:p text:style-name="P14"/>
      <text:p text:style-name="P15"><text:span text:style-name="T26">2. </text:span><text:span text:style-name="T27">Fundamentação Teórica</text:span></text:p>
      <text:p text:style-name="P12"><text:span text:style-name="T28">Este projeto</text:span><text:span text:style-name="T16"> </text:span><text:span text:style-name="T25">baseia</text:span><text:span text:style-name="T29">-se nos</text:span><text:span text:style-name="T16"> conceitos de </text:span><text:span text:style-name="Strong_20_Emphasis"><text:span text:style-name="T19">desenvolvimento </text:span></text:span><text:span text:style-name="Strong_20_Emphasis"><text:span text:style-name="T30">para dispositivos móveis</text:span></text:span><text:span text:style-name="T19">, </text:span><text:span text:style-name="Strong_20_Emphasis"><text:span text:style-name="T19">bancos de dados locais</text:span></text:span><text:span text:style-name="T19"> e </text:span><text:span text:style-name="Strong_20_Emphasis"><text:span text:style-name="T19">integração com APIs</text:span></text:span><text:span text:style-name="T16">.</text:span></text:p>
      <text:p text:style-name="P12"><text:span text:style-name="T16"><text:tab/></text:span><text:span text:style-name="T31">Quanto ao desenvolvimento para dispositivos móveis, o grupo optou pelo framework Flutter. Além de ter sido a ferramenta utilizada em sala de aula no decorrer do semestre, </text:span><text:span text:style-name="T16">Flutter é um framework de desenvolvimento de aplicativos multiplataforma criado pelo Google, baseado na linguagem </text:span><text:span text:style-name="Strong_20_Emphasis"><text:span text:style-name="T19">Dart</text:span></text:span><text:span text:style-name="T16">. Ele permite a construção de interfaces responsivas e de alto desempenho para Android e iOS a partir de um único código-fonte. Seu uso no projeto garante maior eficiência no desenvolvimento, manutenção e expansão futura do sistema.</text:span></text:p>
      <text:p text:style-name="P12"><text:span text:style-name="T16"><text:tab/>Para garantir a persistência dos dados no aplicativo, foi utilizado o banco de dados </text:span><text:span text:style-name="Strong_20_Emphasis"><text:span text:style-name="T19">SQLite</text:span></text:span><text:span text:style-name="T16">, acessado por meio d</text:span><text:span text:style-name="T25">o plugin </text:span><text:span text:style-name="Strong_20_Emphasis"><text:span text:style-name="T19">sqflite</text:span></text:span><text:span text:style-name="T16">. SQLite é um banco de dados relacional leve e eficiente, amplamente utilizado em aplicações móveis devido ao seu baixo consumo de recursos e integração simplificada com sistemas baseados em SQL. A estrutura das tabelas foi definida para armazenar informações sobre usuários, propriedades, endereços, reservas e imagens.</text:span></text:p>
      <text:p text:style-name="P12"><text:span text:style-name="T16"><text:tab/>Para facilitar o preenchimento dos endereços no cadastro de propriedades, o sistema utiliza a </text:span><text:span text:style-name="Strong_20_Emphasis"><text:span text:style-name="T19">API ViaCEP</text:span></text:span><text:span text:style-name="T16">, que permite buscar informações detalhadas de um CEP fornecido. Esse recurso melhora a usabilidade do sistema e reduz a probabilidade de erros no cadastro dos endereços.</text:span></text:p>
      <text:p text:style-name="P16"><text:tab/>A funcionalidade de reservas segue um modelo de relacionamento entre usuários e propriedades, <text:span text:style-name="T32">garantindo que imóveis já reservados em determinado período não sejam listados como disponíveis</text:span>. Além disso, as avaliações dos hóspedes são armazenadas e influenciam na classificação das propriedades exibidas na busca.</text:p>
      <text:p text:style-name="P16"><text:tab/>Com essa base teórica, o projeto busca oferecer uma solução <text:span text:style-name="T33">competente</text:span> para a intermediação entre anfitriões e hóspedes, garantindo uma experiência intuitiva e funcional para os usuários do aplicativo.</text:p>
      <text:p text:style-name="P14"/>
      <text:p text:style-name="P17"><text:span text:style-name="T34"/></text:p>
      <text:p text:style-name="P17"><text:span text:style-name="T34"/></text:p>
      <text:p text:style-name="P17"><text:soft-page-break/><text:span text:style-name="T35">3. </text:span><text:span text:style-name="T36">Metodologia</text:span></text:p>
      <text:p text:style-name="P18"><text:span text:style-name="T37">O desenvolvimento do aplicativo foi conduzido em etapas bem definidas para garantir organização e funcionalidade. </text:span><text:span text:style-name="T38">Os alunos utilizaram </text:span><text:span text:style-name="T39">Git e</text:span><text:span text:style-name="T38"> Github </text:span><text:span text:style-name="T39">para controle de versões do código </text:span><text:span text:style-name="T38">e adotaram o </text:span><text:span text:style-name="T39">modelo Git Flow</text:span><text:span text:style-name="T38"> </text:span><text:span text:style-name="T39">para organizar o fluxo de trabalho</text:span><text:span text:style-name="T37">. Inicialmente, os requisitos do </text:span><text:span text:style-name="T40">programa</text:span><text:span text:style-name="T37"> foram analisados e estruturados, estabelecendo as funcionalidades principais, como cadastro de usuários, </text:span><text:span text:style-name="T41">registro de propriedades, </text:span><text:span text:style-name="T37">gerenciamento de acomodações e realização de reservas.</text:span></text:p>
      <text:p text:style-name="P12"><text:span text:style-name="T16"><text:tab/>A implementação foi realizada, </text:span><text:span text:style-name="T42">como já mencionado,</text:span><text:span text:style-name="T16"> utilizando </text:span><text:span text:style-name="Strong_20_Emphasis"><text:span text:style-name="T19">Flutter</text:span></text:span><text:span text:style-name="T19"> </text:span><text:span text:style-name="T16">para a interface e </text:span><text:span text:style-name="Strong_20_Emphasis"><text:span text:style-name="T19">SQLite</text:span></text:span><text:span text:style-name="T16"> para o armazenamento local dos dados. A modelagem do banco seguiu os princípios de normalização, resultando na criação de tabelas inter-relacionadas para usuários, endereços, registros de hospedagem e imagens. Além disso, foi integrada a API </text:span><text:span text:style-name="Strong_20_Emphasis"><text:span text:style-name="T19">ViaCEP</text:span></text:span><text:span text:style-name="T16"> para preenchimento automático dos dados de localização a partir do CEP informado pelo usuário.</text:span></text:p>
      <text:p text:style-name="P16"><text:tab/>Para a lógica de reservas, foi adotado um mecanismo que evita conflitos de datas, permitindo apenas agendamentos válidos. A interface foi projetada visando acessibilidade e facilidade de uso, proporcionando uma experiência intuitiva.</text:p>
      <text:p text:style-name="P16"><text:tab/>Os testes foram realizados em diferentes dispositivos e cenários, garantindo a confiabilidade das funcionalidades. Durante essa fase, foram aplicadas correções e refinamentos para aprimorar a usabilidade e o desempenho do sistema.</text:p>
      <text:p text:style-name="P19"/>
      <text:p text:style-name="P20"><text:span text:style-name="T43">4. Desenvolvimento do Aplicativo</text:span></text:p>
      <text:p text:style-name="P12"><text:span text:style-name="T16">A</text:span><text:span text:style-name="T44">o iniciar o aplicativo, a </text:span><text:span text:style-name="T16">tela de </text:span><text:span text:style-name="Strong_20_Emphasis"><text:span text:style-name="T19">login</text:span></text:span><text:span text:style-name="T16"> permite que os usuários autentiquem suas credenciais por meio de um diálogo interativo. Caso o usuário não esteja cadastrado, há a opção de acessar a tela de </text:span><text:span text:style-name="Strong_20_Emphasis"><text:span text:style-name="T19">cadastro</text:span></text:span><text:span text:style-name="T16">, onde é possível inserir nome, e-mail e senha. O gerenciamento desses dados é feito por meio do </text:span><text:span text:style-name="Strong_20_Emphasis"><text:span text:style-name="T19">UserService</text:span></text:span><text:span text:style-name="T16">, que interage com o banco de dados SQLite para armazenar e validar as informações.</text:span></text:p>
      <text:p text:style-name="P12"><text:span text:style-name="T16"><text:tab/>A tela principal do aplicativo, definida no </text:span><text:span text:style-name="Strong_20_Emphasis"><text:span text:style-name="T19">index.dart</text:span></text:span><text:span text:style-name="T19">,</text:span><text:span text:style-name="T16"> organiza a estrutura de navegação, garantindo que o usuário tenha acesso às funcionalidades adequadas após a autenticação. A comunicação com a API </text:span><text:span text:style-name="Strong_20_Emphasis"><text:span text:style-name="T19">ViaCEP</text:span></text:span><text:span text:style-name="T16"> também está integrada ao sistema, permitindo que endereços sejam preenchidos automaticamente a partir do CEP inserido.</text:span></text:p>
      <text:p text:style-name="P16"><text:tab/>O desenvolvimento seguiu boas práticas de separação de responsabilidades, utilizando controladores para gerenciar as interações entre a interface e a camada de dados. Foram realizados testes para validar a experiência do usuário e corrigir possíveis inconsistências antes da conclusão do projeto.</text:p>
      <text:p text:style-name="P21"/>
      <text:p text:style-name="P19"><text:tab/></text:p>
      <text:p text:style-name="P22"><text:soft-page-break/><text:span text:style-name="T45">5</text:span>. <text:span text:style-name="T46">Resultados e conclusão</text:span></text:p>
      <text:p text:style-name="P23"><text:span text:style-name="T47">O desenvolvimento do aplicativo permitiu a implementação de um sistema funcional para cadastro, listagem e reserva de imóveis, atendendo aos requisitos propostos. A utilização do </text:span><text:span text:style-name="Strong_20_Emphasis"><text:span text:style-name="T47">Flutter</text:span></text:span><text:span text:style-name="T47"> proporcionou uma interface intuitiva e responsiva, enquanto o </text:span><text:span text:style-name="Strong_20_Emphasis"><text:span text:style-name="T47">SQLite</text:span></text:span><text:span text:style-name="T47"> garantiu a persistência dos dados dos usuários, propriedades e reservas.</text:span></text:p>
      <text:p text:style-name="P12"><text:span text:style-name="T19"><text:tab/>Durante o processo, desafios como a integração com a API </text:span><text:span text:style-name="Strong_20_Emphasis"><text:span text:style-name="T19">ViaCEP</text:span></text:span><text:span text:style-name="T19">, a gestão eficiente do estado e a estruturação do banco de dados foram superados. A experiência contribuiu para o aprimoramento das habilidades técnicas e organizacionais dos envolvidos, preparando-os melhor para desafios reais no desenvolvimento de software.</text:span></text:p>
      <text:p text:style-name="P24"/>
      <text:p text:style-name="P24"/>
      <text:p text:style-name="P25"/>
      <text:p text:style-name="P26"><text:span text:style-name="T48">6</text:span>. Referências</text:p>
      <text:p text:style-name="P27"><text:span text:style-name="T6"/></text:p>
      <text:p text:style-name="P28"><text:a xlink:type="simple" xlink:href="https://docs.flutter.dev/" text:style-name="Internet_20_link" text:visited-style-name="Visited_20_Internet_20_Link">https://docs.flutter.dev/</text:a><text:line-break/><text:tab/><text:span text:style-name="T49">Acesso em Fevereiro, 2025.</text:span></text:p>
      <text:p text:style-name="P28"/>
      <text:p text:style-name="P29"><text:a xlink:type="simple" xlink:href="https://www.sqlite.org/docs.html" text:style-name="Internet_20_link" text:visited-style-name="Visited_20_Internet_20_Link">https://www.sqlite.org/docs.html</text:a><text:line-break/><text:tab/><text:span text:style-name="T48">Acesso em Fevereiro, 2025.<text:line-break/><text:line-break/></text:span><text:a xlink:type="simple" xlink:href="https://viacep.com.br/" text:style-name="Internet_20_link" text:visited-style-name="Visited_20_Internet_20_Link"><text:span text:style-name="T48">https://viacep.com.br/</text:span></text:a></text:p>
      <text:p text:style-name="P28"><text:tab/><text:span text:style-name="T50">Acesso em Fevereiro, 2025.</text:span></text:p>
      <text:p text:style-name="P28"/>
      <text:p text:style-name="P28"/>
      <text:p text:style-name="P2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color="#0000ee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2.999cm" fo:margin-right="2.999cm" style:writing-mode="lr-tb" style:layout-grid-color="#c0c0c0" style:layout-grid-lines="23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5-02-04T16:43:36.818803793</dc:date>
    <meta:editing-duration>PT3H13M27S</meta:editing-duration>
    <meta:editing-cycles>39</meta:editing-cycles>
    <meta:document-statistic meta:table-count="0" meta:image-count="0" meta:object-count="0" meta:page-count="4" meta:paragraph-count="35" meta:word-count="1048" meta:character-count="7447" meta:non-whitespace-character-count="6406"/>
  </office:meta>
</office:document-meta>
</file>